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1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2.4cm" svg:x="5.252cm" svg:y="0.2cm">
          <text:p text:style-name="P1">UML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cm" svg:x="16.052cm" svg:y="0.2cm">
          <text:p text:style-name="P1">EMOF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5cm" svg:x="5.252cm" svg:y="4.999cm">
          <text:p text:style-name="P1">UM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5cm" svg:x="16.052cm" svg:y="4.95cm">
          <text:p text:style-name="P1">EMOF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5cm" svg:x="0.052cm" svg:y="5.4cm">
          <text:p text:style-name="P1">Ed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1.599cm" svg:x="10.852cm" svg:y="5.4cm">
          <text:p text:style-name="P1">Ex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1.599cm" svg:x="21.652cm" svg:y="5.4cm">
          <text:p text:style-name="P1">Gener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5cm" svg:height="0.5cm" svg:x="4.102cm" svg:y="5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9.652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4.852cm" svg:y="5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20.452cm" svg:y="5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7.402cm" svg:y1="5.049cm" svg:x2="7.402cm" svg:y2="2.649cm">
          <text:p/>
        </draw:line>
        <draw:line draw:style-name="gr3" draw:text-style-name="P2" draw:layer="layout" svg:x1="18.252cm" svg:y1="4.95cm" svg:x2="18.252cm" svg:y2="2.55cm">
          <text:p/>
        </draw:line>
        <draw:frame draw:style-name="gr4" draw:text-style-name="P3" draw:layer="layout" svg:width="3.817cm" svg:height="1.087cm" svg:x="7.452cm" svg:y="3.35cm">
          <draw:text-box>
            <text:p text:style-name="P3">conforms to</text:p>
          </draw:text-box>
        </draw:frame>
        <draw:frame draw:style-name="gr4" draw:text-style-name="P3" draw:layer="layout" svg:width="3.817cm" svg:height="1.087cm" svg:x="14.335cm" svg:y="3.387cm">
          <draw:text-box>
            <text:p text:style-name="P3">conforms to</text:p>
          </draw:text-box>
        </draw:frame>
        <draw:custom-shape draw:style-name="gr1" draw:text-style-name="P1" draw:layer="layout" svg:width="4.4cm" svg:height="2.45cm" svg:x="16.052cm" svg:y="9.799cm">
          <text:p text:style-name="P1">EMOF</text:p>
          <text:p text:style-name="P1">Object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252cm" svg:y1="9.75cm" svg:x2="18.252cm" svg:y2="7.35cm">
          <text:p/>
        </draw:line>
        <draw:custom-shape draw:style-name="gr1" draw:text-style-name="P1" draw:layer="layout" svg:width="4cm" svg:height="1.599cm" svg:x="21.652cm" svg:y="10.2cm">
          <text:p text:style-name="P1">Exec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cm" svg:height="0.9cm" svg:x="21.552cm" svg:y="8.15cm">
          <text:p text:style-name="P1">Program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14.352cm" svg:y="8.237cm">
          <draw:text-box>
            <text:p text:style-name="P3">conforms to</text:p>
          </draw:text-box>
        </draw:frame>
        <draw:custom-shape draw:style-name="gr2" draw:text-style-name="P2" draw:layer="layout" svg:width="0.45cm" svg:height="1.05cm" svg:x="23.402cm" svg:y="7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45cm" svg:height="1.05cm" svg:x="23.452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15cm" svg:height="0.5cm" svg:x="20.502cm" svg:y="10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4.4cm" svg:height="2.4cm" svg:x="5.6cm" svg:y="0.401cm">
          <text:p text:style-name="P1">UML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cm" svg:x="16.4cm" svg:y="0.401cm">
          <text:p text:style-name="P1">EMOF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5cm" svg:x="5.6cm" svg:y="5.2cm">
          <text:p text:style-name="P1">UM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5cm" svg:x="16.4cm" svg:y="5.149cm">
          <text:p text:style-name="P1">EMOF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5cm" svg:x="0.4cm" svg:y="5.6cm">
          <text:p text:style-name="P1">UML Ed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1.599cm" svg:x="11.2cm" svg:y="5.6cm">
          <text:p text:style-name="P1">Ex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7.75cm" svg:y1="5.25cm" svg:x2="7.75cm" svg:y2="2.85cm">
          <text:p/>
        </draw:line>
        <draw:line draw:style-name="gr3" draw:text-style-name="P2" draw:layer="layout" svg:x1="18.6cm" svg:y1="5.149cm" svg:x2="18.6cm" svg:y2="2.749cm">
          <text:p/>
        </draw:line>
        <draw:frame draw:style-name="gr4" draw:text-style-name="P3" draw:layer="layout" svg:width="3.817cm" svg:height="1.087cm" svg:x="7.8cm" svg:y="3.551cm">
          <draw:text-box>
            <text:p text:style-name="P3">conforms to</text:p>
          </draw:text-box>
        </draw:frame>
        <draw:frame draw:style-name="gr4" draw:text-style-name="P3" draw:layer="layout" svg:width="3.817cm" svg:height="1.087cm" svg:x="14.683cm" svg:y="3.587cm">
          <draw:text-box>
            <text:p text:style-name="P3">conforms to</text:p>
          </draw:text-box>
        </draw:frame>
        <draw:custom-shape draw:style-name="gr1" draw:text-style-name="P1" draw:layer="layout" svg:width="4.4cm" svg:height="0.75cm" svg:x="5.598cm" svg:y="7.65cm">
          <text:p text:style-name="P1"><text:span text:style-name="T1">Opaque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75cm" svg:x="5.6cm" svg:y="9.2cm">
          <text:p text:style-name="P1"><text:span text:style-name="T1">ExpressionInOcl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6cm" svg:y1="12.349cm" svg:x2="15.4cm" svg:y2="14.199cm">
          <text:p/>
        </draw:line>
        <draw:custom-shape draw:style-name="gr5" draw:text-style-name="P2" draw:layer="layout" svg:width="0.8cm" svg:height="0.399cm" svg:x="7.35cm" svg:y="8.4cm">
          <text:p/>
          <draw:enhanced-geometry svg:viewBox="0 0 21600 21600" draw:glue-points="1080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7.75cm" svg:y1="8.8cm" svg:x2="7.75cm" svg:y2="9.2cm">
          <text:p/>
        </draw:line>
        <draw:custom-shape draw:style-name="gr1" draw:text-style-name="P1" draw:layer="layout" svg:width="4.4cm" svg:height="2.45cm" svg:x="5.6cm" svg:y="5.2cm">
          <text:p text:style-name="P1">UM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5cm" svg:x="5.6cm" svg:y="9.949cm">
          <text:p text:style-name="P1">UM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5cm" svg:x="16.4cm" svg:y="9.9cm">
          <text:p text:style-name="P1">OCL for EMOF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5cm" svg:x="0.4cm" svg:y="10.35cm">
          <text:p text:style-name="P1">OCL Ed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1.599cm" svg:x="11.2cm" svg:y="10.35cm">
          <text:p text:style-name="P1">Ex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5cm" svg:height="0.5cm" svg:x="4.45cm" svg:y="10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0cm" svg:y="10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5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4cm" svg:height="2.45cm" svg:x="5.6cm" svg:y="9.949cm">
          <text:p text:style-name="P1">OCL for UM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75cm" svg:x="16.4cm" svg:y="9.15cm">
          <text:p text:style-name="P1"><text:span text:style-name="T1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cm" svg:height="0.399cm" svg:x="18.15cm" svg:y="8.351cm">
          <text:p/>
          <draw:enhanced-geometry svg:viewBox="0 0 21600 21600" draw:glue-points="1080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18.55cm" svg:y1="8.749cm" svg:x2="18.55cm" svg:y2="9.149cm">
          <text:p/>
        </draw:line>
        <draw:custom-shape draw:style-name="gr1" draw:text-style-name="P1" draw:layer="layout" svg:width="4.4cm" svg:height="0.75cm" svg:x="16.4cm" svg:y="7.601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cm" svg:x="11cm" svg:y="13.901cm">
          <text:p text:style-name="P1">OCL</text:p>
          <text:p text:style-name="P1">Meta-Model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6cm" svg:y1="12.4cm" svg:x2="11cm" svg:y2="14.25cm">
          <text:p/>
        </draw:line>
        <draw:frame draw:style-name="gr4" draw:text-style-name="P3" draw:layer="layout" svg:width="3.817cm" svg:height="1.087cm" svg:x="5.75cm" svg:y="13.25cm">
          <draw:text-box>
            <text:p text:style-name="P3">conforms to</text:p>
          </draw:text-box>
        </draw:frame>
        <draw:frame draw:style-name="gr4" draw:text-style-name="P3" draw:layer="layout" svg:width="3.817cm" svg:height="1.087cm" svg:x="16.283cm" svg:y="13.5cm">
          <draw:text-box>
            <text:p text:style-name="P3">conforms to</text:p>
          </draw:text-box>
        </draw:frame>
        <draw:frame draw:style-name="gr4" draw:text-style-name="P3" draw:layer="layout" svg:width="3.736cm" svg:height="1.087cm" svg:x="8.05cm" svg:y="8.25cm">
          <draw:text-box>
            <text:p text:style-name="P3">generalises</text:p>
          </draw:text-box>
        </draw:frame>
        <draw:frame draw:style-name="gr4" draw:text-style-name="P3" draw:layer="layout" svg:width="3.736cm" svg:height="1.087cm" svg:x="14.414cm" svg:y="8.25cm">
          <draw:text-box>
            <text:p text:style-name="P3">generalises</text:p>
          </draw:text-box>
        </draw:frame>
      </draw:page>
      <draw:page draw:name="page3" draw:style-name="dp1" draw:master-page-name="Default">
        <draw:custom-shape draw:style-name="gr1" draw:text-style-name="P1" draw:layer="layout" svg:width="4.4cm" svg:height="2.4cm" svg:x="5.6cm" svg:y="0.401cm">
          <text:p text:style-name="P1">UML + OCL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cm" svg:x="16.4cm" svg:y="0.401cm">
          <text:p text:style-name="P1">EMOF + OCL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5cm" svg:x="5.6cm" svg:y="5.2cm">
          <text:p text:style-name="P1">UM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45cm" svg:x="16.4cm" svg:y="5.149cm">
          <text:p text:style-name="P1">EMOF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5cm" svg:x="0.4cm" svg:y="5.6cm">
          <text:p text:style-name="P1">Model</text:p>
          <text:p text:style-name="P1">Ed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1.599cm" svg:x="11.2cm" svg:y="5.6cm">
          <text:p text:style-name="P1">Ex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7.75cm" svg:y1="5.25cm" svg:x2="7.75cm" svg:y2="2.85cm">
          <text:p/>
        </draw:line>
        <draw:line draw:style-name="gr3" draw:text-style-name="P2" draw:layer="layout" svg:x1="18.6cm" svg:y1="5.149cm" svg:x2="18.6cm" svg:y2="2.749cm">
          <text:p/>
        </draw:line>
        <draw:frame draw:style-name="gr4" draw:text-style-name="P3" draw:layer="layout" svg:width="3.817cm" svg:height="1.087cm" svg:x="7.8cm" svg:y="3.551cm">
          <draw:text-box>
            <text:p text:style-name="P3">conforms to</text:p>
          </draw:text-box>
        </draw:frame>
        <draw:frame draw:style-name="gr4" draw:text-style-name="P3" draw:layer="layout" svg:width="3.817cm" svg:height="1.087cm" svg:x="14.683cm" svg:y="3.587cm">
          <draw:text-box>
            <text:p text:style-name="P3">conforms to</text:p>
          </draw:text-box>
        </draw:frame>
        <draw:custom-shape draw:style-name="gr1" draw:text-style-name="P1" draw:layer="layout" svg:width="4.4cm" svg:height="2.45cm" svg:x="5.6cm" svg:y="5.2cm">
          <text:p text:style-name="P1">UM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5cm" svg:x="0.4cm" svg:y="0.75cm">
          <text:p text:style-name="P1">Meta-Model</text:p>
          <text:p text:style-name="P1">Ed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1.599cm" svg:x="11.2cm" svg:y="0.8cm">
          <text:p text:style-name="P1">Ex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5cm" svg:height="0.5cm" svg:x="4.45cm" svg:y="1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0cm" svg:y="1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cm" svg:height="0.549cm" svg:x="15.2cm" svg:y="1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cm" svg:height="1.599cm" svg:x="5.7cm" svg:y="8.75cm">
          <text:p text:style-name="P1">Evalu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1.599cm" svg:x="16.65cm" svg:y="8.651cm">
          <text:p text:style-name="P1">Evalu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5cm" svg:height="1.05cm" svg:x="7.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45cm" svg:height="1.05cm" svg:x="18.4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1" draw:text-style-name="P1" draw:layer="layout" svg:width="4cm" svg:height="1.599cm" svg:x="9.15cm" svg:y="11.501cm">
          <text:p text:style-name="P1">Evalu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5cm" svg:height="1.05cm" svg:x="10.95cm" svg:y="10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8cm" svg:height="1.6cm" svg:x="2.8cm" svg:y="3.201cm">
          <text:p text:style-name="P1">XXX + OCL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49cm" svg:x="7.6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5.2cm" svg:y1="3.201cm" svg:x2="5.2cm" svg:y2="2.001cm">
          <text:p/>
        </draw:line>
        <draw:frame draw:style-name="gr7" draw:text-style-name="P3" draw:layer="layout" svg:width="3.95cm" svg:height="1.088cm" svg:x="5.35cm" svg:y="2.113cm">
          <draw:text-box>
            <text:p text:style-name="P3">conforms to</text:p>
          </draw:text-box>
        </draw:frame>
        <draw:custom-shape draw:style-name="gr1" draw:text-style-name="P1" draw:layer="layout" svg:width="4.8cm" svg:height="1.6cm" svg:x="2.8cm" svg:y="0.401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8.8cm" svg:y="3.201cm">
          <text:p text:style-name="P1">OCL Pivot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2.8cm" svg:y="6.001cm">
          <text:p text:style-name="P1">XXX + OC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49cm" svg:x="7.6cm" svg:y="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5.2cm" svg:y1="6.001cm" svg:x2="5.2cm" svg:y2="4.801cm">
          <text:p/>
        </draw:line>
        <draw:frame draw:style-name="gr7" draw:text-style-name="P3" draw:layer="layout" svg:width="3.95cm" svg:height="1.088cm" svg:x="5.35cm" svg:y="4.913cm">
          <draw:text-box>
            <text:p text:style-name="P3">conforms to</text:p>
          </draw:text-box>
        </draw:frame>
        <draw:custom-shape draw:style-name="gr1" draw:text-style-name="P1" draw:layer="layout" svg:width="4.8cm" svg:height="1.6cm" svg:x="8.8cm" svg:y="6.001cm">
          <text:p text:style-name="P1">OCL Pivot</text:p>
          <text:p text:style-name="P1">Model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cm" svg:y1="6.001cm" svg:x2="11.2cm" svg:y2="4.801cm">
          <text:p/>
        </draw:line>
        <draw:frame draw:style-name="gr7" draw:text-style-name="P3" draw:layer="layout" svg:width="3.95cm" svg:height="1.088cm" svg:x="11.35cm" svg:y="4.913cm">
          <draw:text-box>
            <text:p text:style-name="P3">conforms to</text:p>
          </draw:text-box>
        </draw:frame>
        <draw:custom-shape draw:style-name="gr1" draw:text-style-name="P1" draw:layer="layout" svg:width="4.8cm" svg:height="1.6cm" svg:x="2.8cm" svg:y="8.801cm">
          <text:p text:style-name="P1">XXX</text:p>
          <text:p text:style-name="P1">Object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49cm" svg:x="7.6cm" svg:y="9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5.2cm" svg:y1="8.801cm" svg:x2="5.2cm" svg:y2="7.601cm">
          <text:p/>
        </draw:line>
        <draw:frame draw:style-name="gr7" draw:text-style-name="P3" draw:layer="layout" svg:width="3.95cm" svg:height="1.088cm" svg:x="5.35cm" svg:y="7.713cm">
          <draw:text-box>
            <text:p text:style-name="P3">conforms to</text:p>
          </draw:text-box>
        </draw:frame>
        <draw:custom-shape draw:style-name="gr1" draw:text-style-name="P1" draw:layer="layout" svg:width="4.8cm" svg:height="1.6cm" svg:x="8.8cm" svg:y="8.801cm">
          <text:p text:style-name="P1">OCL Value</text:p>
          <text:p text:style-name="P1">Object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cm" svg:y1="8.801cm" svg:x2="11.2cm" svg:y2="7.601cm">
          <text:p/>
        </draw:line>
        <draw:frame draw:style-name="gr7" draw:text-style-name="P3" draw:layer="layout" svg:width="3.95cm" svg:height="1.088cm" svg:x="11.35cm" svg:y="7.713cm">
          <draw:text-box>
            <text:p text:style-name="P3">conforms to</text:p>
          </draw:text-box>
        </draw:frame>
        <draw:frame draw:style-name="gr8" draw:text-style-name="P3" draw:layer="layout" svg:width="1.6cm" svg:height="1.187cm" svg:x="0.4cm" svg:y="6.414cm">
          <draw:text-box>
            <text:p text:style-name="P3">M1</text:p>
          </draw:text-box>
        </draw:frame>
        <draw:frame draw:style-name="gr8" draw:text-style-name="P3" draw:layer="layout" svg:width="1.6cm" svg:height="1.187cm" svg:x="0.4cm" svg:y="9.214cm">
          <draw:text-box>
            <text:p text:style-name="P3">M0</text:p>
          </draw:text-box>
        </draw:frame>
        <draw:frame draw:style-name="gr8" draw:text-style-name="P3" draw:layer="layout" svg:width="1.6cm" svg:height="1.187cm" svg:x="0.4cm" svg:y="6.415cm">
          <draw:text-box>
            <text:p text:style-name="P3">M1</text:p>
          </draw:text-box>
        </draw:frame>
        <draw:frame draw:style-name="gr8" draw:text-style-name="P3" draw:layer="layout" svg:width="1.6cm" svg:height="1.187cm" svg:x="0.4cm" svg:y="3.664cm">
          <draw:text-box>
            <text:p text:style-name="P3">M2</text:p>
          </draw:text-box>
        </draw:frame>
        <draw:custom-shape draw:style-name="gr2" draw:text-style-name="P2" draw:layer="layout" svg:width="1.2cm" svg:height="0.549cm" svg:x="7.6cm" svg:y="0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8cm" svg:height="1.6cm" svg:x="8.8cm" svg:y="0.401cm">
          <text:p text:style-name="P1">OCL Pivot</text:p>
          <text:p text:style-name="P1">Meta-Model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cm" svg:y1="3.201cm" svg:x2="11.2cm" svg:y2="2.001cm">
          <text:p/>
        </draw:line>
        <draw:frame draw:style-name="gr7" draw:text-style-name="P3" draw:layer="layout" svg:width="3.95cm" svg:height="1.088cm" svg:x="11.35cm" svg:y="2.113cm">
          <draw:text-box>
            <text:p text:style-name="P3">conforms to</text:p>
          </draw:text-box>
        </draw:frame>
        <draw:frame draw:style-name="gr8" draw:text-style-name="P3" draw:layer="layout" svg:width="1.6cm" svg:height="1.187cm" svg:x="0.4cm" svg:y="0.801cm">
          <draw:text-box>
            <text:p text:style-name="P3">M3</text:p>
          </draw:text-box>
        </draw:frame>
      </draw:page>
      <draw:page draw:name="page5" draw:style-name="dp1" draw:master-page-name="Default">
        <draw:custom-shape draw:style-name="gr1" draw:text-style-name="P1" draw:layer="layout" svg:width="4cm" svg:height="1.599cm" svg:x="9.15cm" svg:y="8.701cm">
          <text:p text:style-name="P1">Evalu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5cm" svg:height="1.05cm" svg:x="10.95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8cm" svg:height="1.6cm" svg:x="2.8cm" svg:y="3.201cm">
          <text:p text:style-name="P1">XXX + OCL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49cm" svg:x="7.6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5.2cm" svg:y1="3.201cm" svg:x2="5.2cm" svg:y2="2.001cm">
          <text:p/>
        </draw:line>
        <draw:frame draw:style-name="gr7" draw:text-style-name="P3" draw:layer="layout" svg:width="3.95cm" svg:height="1.088cm" svg:x="5.35cm" svg:y="2.113cm">
          <draw:text-box>
            <text:p text:style-name="P3">conforms to</text:p>
          </draw:text-box>
        </draw:frame>
        <draw:custom-shape draw:style-name="gr1" draw:text-style-name="P1" draw:layer="layout" svg:width="4.8cm" svg:height="1.6cm" svg:x="2.8cm" svg:y="0.401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8.8cm" svg:y="0.401cm">
          <text:p text:style-name="P1">OCL Pivot</text:p>
          <text:p text:style-name="P1">Meta-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2.8cm" svg:y="6.001cm">
          <text:p text:style-name="P1">XXX + OC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49cm" svg:x="7.6cm" svg:y="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5.2cm" svg:y1="6.001cm" svg:x2="5.2cm" svg:y2="4.801cm">
          <text:p/>
        </draw:line>
        <draw:frame draw:style-name="gr7" draw:text-style-name="P3" draw:layer="layout" svg:width="3.95cm" svg:height="1.088cm" svg:x="5.35cm" svg:y="4.913cm">
          <draw:text-box>
            <text:p text:style-name="P3">conforms to</text:p>
          </draw:text-box>
        </draw:frame>
        <draw:custom-shape draw:style-name="gr1" draw:text-style-name="P1" draw:layer="layout" svg:width="4.8cm" svg:height="1.6cm" svg:x="8.8cm" svg:y="3.201cm">
          <text:p text:style-name="P1">OCL Pivot</text:p>
          <text:p text:style-name="P1">Model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cm" svg:y1="3.201cm" svg:x2="11.2cm" svg:y2="2.001cm">
          <text:p/>
        </draw:line>
        <draw:frame draw:style-name="gr7" draw:text-style-name="P3" draw:layer="layout" svg:width="3.95cm" svg:height="1.088cm" svg:x="11.35cm" svg:y="2.113cm">
          <draw:text-box>
            <text:p text:style-name="P3">conforms to</text:p>
          </draw:text-box>
        </draw:frame>
        <draw:frame draw:style-name="gr7" draw:text-style-name="P3" draw:layer="layout" svg:width="3.95cm" svg:height="1.088cm" svg:x="5.35cm" svg:y="7.713cm">
          <draw:text-box>
            <text:p text:style-name="P3">conforms to</text:p>
          </draw:text-box>
        </draw:frame>
        <draw:custom-shape draw:style-name="gr1" draw:text-style-name="P1" draw:layer="layout" svg:width="4.8cm" svg:height="1.6cm" svg:x="8.8cm" svg:y="6.001cm">
          <text:p text:style-name="P1">OCL Value</text:p>
          <text:p text:style-name="P1">Object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cm" svg:y1="6.001cm" svg:x2="11.2cm" svg:y2="4.801cm">
          <text:p/>
        </draw:line>
        <draw:frame draw:style-name="gr7" draw:text-style-name="P3" draw:layer="layout" svg:width="3.95cm" svg:height="1.088cm" svg:x="11.35cm" svg:y="4.913cm">
          <draw:text-box>
            <text:p text:style-name="P3">conforms to</text:p>
          </draw:text-box>
        </draw:frame>
        <draw:frame draw:style-name="gr8" draw:text-style-name="P3" draw:layer="layout" svg:width="1.6cm" svg:height="1.187cm" svg:x="0.4cm" svg:y="6.414cm">
          <draw:text-box>
            <text:p text:style-name="P3">M1</text:p>
          </draw:text-box>
        </draw:frame>
        <draw:frame draw:style-name="gr8" draw:text-style-name="P3" draw:layer="layout" svg:width="1.6cm" svg:height="1.187cm" svg:x="0.4cm" svg:y="6.415cm">
          <draw:text-box>
            <text:p text:style-name="P3">M1</text:p>
          </draw:text-box>
        </draw:frame>
        <draw:frame draw:style-name="gr8" draw:text-style-name="P3" draw:layer="layout" svg:width="1.6cm" svg:height="1.187cm" svg:x="0.4cm" svg:y="3.664cm">
          <draw:text-box>
            <text:p text:style-name="P3">M2</text:p>
          </draw:text-box>
        </draw:frame>
        <draw:custom-shape draw:style-name="gr2" draw:text-style-name="P2" draw:layer="layout" svg:width="1.2cm" svg:height="0.549cm" svg:x="7.6cm" svg:y="0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1.6cm" svg:height="1.187cm" svg:x="0.4cm" svg:y="0.801cm">
          <draw:text-box>
            <text:p text:style-name="P3">M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3H59M49S</meta:editing-duration>
    <meta:editing-cycles>4</meta:editing-cycles>
    <meta:generator>OpenOffice.org/3.2$Win32 OpenOffice.org_project/320m18$Build-9502</meta:generator>
    <dc:date>2011-04-07T15:35:56.35</dc:date>
    <dc:creator>Ed Willink</dc:creator>
    <meta:document-statistic meta:object-count="138"/>
  </office:meta>
</office:document-meta>
</file>